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Cantarell1" svg:font-family="Cantarell" style:font-adornments="Bold" style:font-pitch="variable"/>
    <style:font-face style:name="Cantarell2" svg:font-family="Cantarell" style:font-adornments="Light"/>
    <style:font-face style:name="DejaVu Sans" svg:font-family="'DejaVu Sans'" style:font-family-generic="swiss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ondensed Black" svg:font-family="'Noto Sans Condensed Black'" style:font-family-generic="swiss" style:font-pitch="variable"/>
    <style:font-face style:name="Noto Sans Condensed ExtraBold" svg:font-family="'Noto Sans Condensed ExtraBold'" style:font-family-generic="swiss" style:font-pitch="variable"/>
    <style:font-face style:name="Noto Sans Condensed Light" svg:font-family="'Noto Sans Condensed Light'" style:font-family-generic="swiss" style:font-pitch="variable"/>
    <style:font-face style:name="Noto Sans Condensed Light1" svg:font-family="'Noto Sans Condensed Light'" style:font-adornments="Condensed Light" style:font-family-generic="swiss" style:font-pitch="variable"/>
    <style:font-face style:name="Noto Sans Condensed Medium" svg:font-family="'Noto Sans Condensed Medium'" style:font-family-generic="swiss" style:font-pitch="variable"/>
    <style:font-face style:name="Noto Sans Condensed Medium1" svg:font-family="'Noto Sans Condensed Medium'" style:font-adornments="Condensed Medium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ExtraCondensed ExtraBold" svg:font-family="'Noto Sans ExtraCondensed ExtraBold'" style:font-family-generic="swiss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Cantarell" fo:font-size="12pt" officeooo:rsid="0006c6a8" officeooo:paragraph-rsid="0006c6a8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antarell" fo:font-size="12pt" fo:font-weight="normal" officeooo:rsid="0006c6a8" officeooo:paragraph-rsid="0006c6a8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antarell" fo:font-size="8pt" fo:font-style="normal" officeooo:rsid="001c10b5" officeooo:paragraph-rsid="00174117" style:font-name-asian="Noto Serif CJK SC" style:font-size-asian="10pt" style:font-style-asian="normal" style:font-name-complex="Noto Sans Devanagari1" style:font-size-complex="10pt" style:font-style-complex="normal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antarell" fo:font-size="8pt" officeooo:rsid="0041a745" officeooo:paragraph-rsid="005643d5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antarell" fo:font-size="6pt" fo:font-style="normal" officeooo:rsid="000e4121" officeooo:paragraph-rsid="000e4121" style:font-style-asian="normal" style:font-style-complex="normal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Medium1" fo:font-size="12pt" fo:font-style="normal" officeooo:rsid="000e4121" officeooo:paragraph-rsid="000e4121" style:font-style-asian="normal" style:font-style-complex="normal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Medium1" fo:font-size="12pt" fo:font-style="normal" officeooo:rsid="000e6f4c" officeooo:paragraph-rsid="000e6f4c" style:font-style-asian="normal" style:font-style-complex="normal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Medium1" fo:font-size="12pt" fo:font-style="normal" officeooo:rsid="000fa567" officeooo:paragraph-rsid="000fa567" style:font-style-asian="normal" style:font-style-complex="normal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Medium1" fo:font-size="12pt" officeooo:rsid="004035ed" officeooo:paragraph-rsid="004035ed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Medium1" fo:font-size="12pt" officeooo:rsid="004035ed" officeooo:paragraph-rsid="0041fe62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Medium1" fo:font-size="12pt" officeooo:rsid="003e1b97" officeooo:paragraph-rsid="003e1b97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Medium1" fo:font-size="12pt" officeooo:rsid="003e111b" officeooo:paragraph-rsid="00aea32d"/>
    </style:style>
    <style:style style:name="P13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/>
      <style:text-properties style:font-name="Noto Sans Condensed Medium1" fo:font-size="10pt" officeooo:rsid="0009c5db" officeooo:paragraph-rsid="0027923e" style:font-size-asian="10pt" style:font-size-complex="10pt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Noto Sans Condensed Medium1" fo:font-size="24pt" officeooo:rsid="0006c6a8" officeooo:paragraph-rsid="0006c6a8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ExtraCondensed ExtraBold" fo:font-size="14pt" fo:font-style="normal" officeooo:rsid="000e6f4c" officeooo:paragraph-rsid="000e6f4c" style:font-style-asian="normal" style:font-style-complex="normal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ExtraCondensed ExtraBold" fo:font-size="14pt" fo:font-style="normal" style:text-underline-style="solid" style:text-underline-width="auto" style:text-underline-color="font-color" officeooo:rsid="000e6f4c" officeooo:paragraph-rsid="000e6f4c" style:font-style-asian="normal" style:font-style-complex="normal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ExtraCondensed ExtraBold" fo:font-size="14pt" style:text-underline-style="solid" style:text-underline-width="auto" style:text-underline-color="font-color" officeooo:rsid="005e4e90" officeooo:paragraph-rsid="006698f8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Light" fo:font-size="10pt" fo:font-style="italic" officeooo:rsid="000e6f4c" officeooo:paragraph-rsid="000e6f4c" style:font-style-asian="italic" style:font-style-complex="italic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Light" fo:font-size="10pt" fo:font-style="italic" officeooo:rsid="000e4121" officeooo:paragraph-rsid="000e4121" style:font-size-asian="10pt" style:font-style-asian="italic" style:font-size-complex="10pt" style:font-style-complex="italic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6.237cm"/>
        </style:tab-stops>
      </style:paragraph-properties>
      <style:text-properties style:font-name="Noto Sans Condensed Light" fo:font-size="10pt" officeooo:rsid="002dd320" officeooo:paragraph-rsid="003d3a87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Light" fo:font-size="10pt" officeooo:rsid="0036f0e5" officeooo:paragraph-rsid="0036f0e5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Light" fo:font-size="10pt" officeooo:rsid="00903a6b" officeooo:paragraph-rsid="00903a6b"/>
    </style:style>
    <style:style style:name="P2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Noto Sans Condensed Light" fo:font-size="12pt" fo:font-style="italic" fo:font-weight="normal" officeooo:rsid="0009c5db" officeooo:paragraph-rsid="0009c5db" style:font-style-asian="italic" style:font-weight-asian="normal" style:font-style-complex="italic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Light1" fo:font-size="10pt" fo:font-style="italic" fo:font-weight="normal" officeooo:rsid="00113ae4" officeooo:paragraph-rsid="00113ae4" style:font-style-asian="italic" style:font-weight-asian="normal" style:font-style-complex="italic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Medium" fo:font-size="12pt" fo:font-style="normal" officeooo:rsid="001ccfd4" officeooo:paragraph-rsid="001ccfd4" style:font-size-asian="10pt" style:font-style-asian="normal" style:font-size-complex="10pt" style:font-style-complex="normal"/>
    </style:style>
    <style:style style:name="P26" style:family="paragraph" style:parent-style-name="Standard">
      <loext:graphic-properties draw:fill="none"/>
      <style:paragraph-properties fo:background-color="transparent"/>
      <style:text-properties style:font-name="Noto Sans Condensed Medium" fo:font-size="12pt" fo:font-style="normal" officeooo:rsid="004d39af" officeooo:paragraph-rsid="004d39af" style:font-size-asian="10pt" style:font-style-asian="normal" style:font-size-complex="10pt" style:font-style-complex="normal"/>
    </style:style>
    <style:style style:name="P27" style:family="paragraph" style:parent-style-name="Standard">
      <loext:graphic-properties draw:fill="none"/>
      <style:paragraph-properties fo:background-color="transparent"/>
      <style:text-properties style:font-name="Noto Sans Condensed Medium" fo:font-size="12pt" fo:font-style="normal" officeooo:rsid="00536648" officeooo:paragraph-rsid="00536648" style:font-size-asian="10pt" style:font-style-asian="normal" style:font-size-complex="10pt" style:font-style-complex="normal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Medium" fo:font-size="12pt" fo:font-weight="normal" officeooo:rsid="0041fe62" officeooo:paragraph-rsid="005643d5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3e828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antarell2" fo:font-size="14pt" fo:font-style="normal" fo:font-weight="normal" officeooo:rsid="0020ac06" officeooo:paragraph-rsid="0020ac06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ExtraBold" fo:font-size="14pt" style:text-underline-style="solid" style:text-underline-width="auto" style:text-underline-color="font-color" officeooo:rsid="0033907a" officeooo:paragraph-rsid="0033907a"/>
    </style:style>
    <style:style style:name="P3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ExtraBold" fo:font-size="14pt" fo:font-style="normal" style:text-underline-style="solid" style:text-underline-width="auto" style:text-underline-color="font-color" fo:font-weight="normal" officeooo:rsid="0029c253" officeooo:paragraph-rsid="0029c253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06c6a8"/>
    </style:style>
    <style:style style:name="P3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6.237cm"/>
        </style:tab-stops>
      </style:paragraph-properties>
      <style:text-properties fo:color="#000000" loext:opacity="100%" style:font-name="Noto Sans Condensed Light" fo:font-size="6pt" fo:font-style="italic" fo:font-weight="bold" officeooo:rsid="002dd320" officeooo:paragraph-rsid="003d3a87" style:font-style-asian="italic" style:font-weight-asian="bold" style:font-style-complex="italic" style:font-weight-complex="bold"/>
    </style:style>
    <style:style style:name="P35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Light" fo:font-size="8pt" fo:font-style="normal" style:text-underline-style="none" fo:font-weight="normal" officeooo:rsid="004d39af" officeooo:paragraph-rsid="004d39a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6.237cm"/>
        </style:tab-stops>
      </style:paragraph-properties>
      <style:text-properties fo:color="#000000" loext:opacity="100%" style:font-name="Noto Sans Condensed Medium1" fo:font-size="10pt" fo:font-style="italic" fo:font-weight="normal" officeooo:rsid="002dd320" officeooo:paragraph-rsid="003d3a87" style:font-style-asian="italic" style:font-weight-asian="normal" style:font-style-complex="italic" style:font-weight-complex="normal"/>
    </style:style>
    <style:style style:name="P37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Medium" fo:font-size="14pt" fo:font-style="normal" style:text-underline-style="none" fo:font-weight="normal" officeooo:rsid="004ad82e" officeooo:paragraph-rsid="004d39a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38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ExtraBold" fo:font-size="14pt" fo:font-style="normal" style:text-underline-style="solid" style:text-underline-width="auto" style:text-underline-color="font-color" fo:font-weight="normal" officeooo:rsid="0061af54" officeooo:paragraph-rsid="006698f8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39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ExtraBold" fo:font-size="14pt" fo:font-style="normal" style:text-underline-style="solid" style:text-underline-width="auto" style:text-underline-color="font-color" fo:font-weight="normal" officeooo:rsid="0067615c" officeooo:paragraph-rsid="0067615c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40" style:family="paragraph" style:parent-style-name="Standard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5443a0" officeooo:paragraph-rsid="005443a0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Open Sans1" fo:font-size="8pt" fo:font-style="normal" style:text-underline-style="none" fo:font-weight="normal" officeooo:rsid="0041a745" officeooo:paragraph-rsid="00aea32d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42" style:family="paragraph" style:parent-style-name="Standard">
      <loext:graphic-properties draw:fill="none"/>
      <style:paragraph-properties fo:background-color="transparent"/>
      <style:text-properties officeooo:paragraph-rsid="004d39af"/>
    </style:style>
    <style:style style:name="P4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e0442"/>
    </style:style>
    <style:style style:name="P44" style:family="paragraph" style:parent-style-name="Standard">
      <loext:graphic-properties draw:fill="none"/>
      <style:paragraph-properties fo:background-color="transparent"/>
      <style:text-properties officeooo:paragraph-rsid="004f5c4e"/>
    </style:style>
    <style:style style:name="P45" style:family="paragraph" style:parent-style-name="Standard">
      <loext:graphic-properties draw:fill="none"/>
      <style:paragraph-properties fo:background-color="transparent"/>
      <style:text-properties officeooo:paragraph-rsid="005443a0"/>
    </style:style>
    <style:style style:name="P4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Open Sans1" fo:font-size="8pt" officeooo:rsid="0041a745" officeooo:paragraph-rsid="0041a745"/>
    </style:style>
    <style:style style:name="P4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Open Sans1" fo:font-size="8pt" fo:font-style="normal" officeooo:rsid="000e6f4c" officeooo:paragraph-rsid="000e6f4c" style:font-style-asian="normal" style:font-style-complex="normal"/>
    </style:style>
    <style:style style:name="P4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Open Sans1" fo:font-size="8pt" fo:font-style="normal" officeooo:rsid="000e4121" officeooo:paragraph-rsid="000e4121" style:font-style-asian="normal" style:font-style-complex="normal"/>
    </style:style>
    <style:style style:name="P4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Open Sans1" fo:font-size="8pt" fo:font-style="normal" fo:font-weight="normal" officeooo:rsid="00113ae4" officeooo:paragraph-rsid="00113ae4" style:font-style-asian="normal" style:font-weight-asian="normal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Open Sans1" fo:font-size="8pt" fo:font-style="normal" officeooo:rsid="00166c87" officeooo:paragraph-rsid="00174117" style:font-size-asian="10pt" style:font-style-asian="normal" style:font-size-complex="10pt" style:font-style-complex="normal"/>
    </style:style>
    <style:style style:name="P5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Open Sans1" fo:font-size="8pt" fo:font-style="normal" officeooo:paragraph-rsid="004e0442" style:font-size-asian="10pt" style:font-style-asian="normal" style:font-size-complex="10pt" style:font-style-complex="normal"/>
    </style:style>
    <style:style style:name="P52" style:family="paragraph" style:parent-style-name="Standard">
      <loext:graphic-properties draw:fill="none"/>
      <style:paragraph-properties fo:background-color="transparent"/>
      <style:text-properties style:font-name="Open Sans1" fo:font-size="8pt" fo:font-style="normal" officeooo:paragraph-rsid="004d39af" style:font-size-asian="10pt" style:font-style-asian="normal" style:font-size-complex="10pt" style:font-style-complex="normal"/>
    </style:style>
    <style:style style:name="P5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Open Sans1" fo:font-size="8pt" officeooo:rsid="003f3e03" officeooo:paragraph-rsid="00aea32d"/>
    </style:style>
    <style:style style:name="P5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Open Sans1" fo:font-size="6pt" fo:font-style="normal" fo:font-weight="normal" officeooo:rsid="00113ae4" officeooo:paragraph-rsid="00113ae4" style:font-style-asian="normal" style:font-weight-asian="normal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Open Sans1" officeooo:paragraph-rsid="0014818d"/>
    </style:style>
    <style:style style:name="P5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Open Sans1" fo:font-size="10pt" officeooo:rsid="003e1b97" officeooo:paragraph-rsid="00aea32d"/>
    </style:style>
    <style:style style:name="P5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" fo:font-size="12pt" fo:font-weight="normal" officeooo:rsid="0006c6a8" officeooo:paragraph-rsid="0006c6a8" style:font-weight-asian="normal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e9564"/>
    </style:style>
    <style:style style:name="P5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Open Sans" fo:font-size="8pt" fo:font-style="normal" fo:font-weight="normal" officeooo:rsid="00a81aa2" officeooo:paragraph-rsid="00a81aa2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Black" fo:font-size="14pt" style:text-underline-style="solid" style:text-underline-width="auto" style:text-underline-color="font-color" officeooo:rsid="003d39e0" officeooo:paragraph-rsid="003d39e0"/>
    </style:style>
    <style:style style:name="P6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Black" fo:font-size="14pt" style:text-underline-style="solid" style:text-underline-width="auto" style:text-underline-color="font-color" officeooo:rsid="003d39e0" officeooo:paragraph-rsid="003d39e0"/>
    </style:style>
    <style:style style:name="P62" style:family="paragraph" style:parent-style-name="Standard" style:list-style-name="L1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634f00" officeooo:paragraph-rsid="006698f8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63" style:family="paragraph" style:parent-style-name="Standard" style:list-style-name="L5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4ad82e" officeooo:paragraph-rsid="0048164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64" style:family="paragraph" style:parent-style-name="Standard" style:list-style-name="L6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4ad82e" officeooo:paragraph-rsid="004d39a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65" style:family="paragraph" style:parent-style-name="Standard" style:list-style-name="L6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4ad82e" officeooo:paragraph-rsid="00b5ccc4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Open Sans1" fo:font-size="8pt" fo:font-style="normal" style:text-underline-style="none" fo:font-weight="normal" officeooo:rsid="004ad82e" officeooo:paragraph-rsid="006698f8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67" style:family="paragraph" style:parent-style-name="Standard" style:list-style-name="L8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5443a0" officeooo:paragraph-rsid="005443a0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Open Sans1" fo:font-size="8pt" fo:font-style="normal" style:text-underline-style="none" fo:font-weight="normal" officeooo:rsid="0041a745" officeooo:paragraph-rsid="00b5ccc4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69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Medium" fo:font-size="12pt" fo:font-style="normal" style:text-underline-style="none" fo:font-weight="normal" officeooo:rsid="004ad82e" officeooo:paragraph-rsid="004d39a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70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Medium" fo:font-size="14pt" fo:font-style="normal" style:text-underline-style="none" fo:font-weight="normal" officeooo:rsid="004ad82e" officeooo:paragraph-rsid="00b5ccc4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71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ExtraBold" fo:font-size="14pt" fo:font-style="normal" style:text-underline-style="solid" style:text-underline-width="auto" style:text-underline-color="font-color" fo:font-weight="normal" officeooo:rsid="0067615c" officeooo:paragraph-rsid="00b5ccc4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72" style:family="paragraph" style:parent-style-name="Standard" style:list-style-name="L2">
      <loext:graphic-properties draw:fill="none"/>
      <style:paragraph-properties fo:background-color="transparent"/>
      <style:text-properties style:font-name="Open Sans1" fo:font-size="8pt" fo:font-style="normal" officeooo:rsid="0014818d" officeooo:paragraph-rsid="0014818d" style:font-size-asian="10pt" style:font-style-asian="normal" style:font-size-complex="10pt" style:font-style-complex="normal"/>
    </style:style>
    <style:style style:name="P73" style:family="paragraph" style:parent-style-name="Standard" style:list-style-name="L2">
      <loext:graphic-properties draw:fill="none"/>
      <style:paragraph-properties fo:background-color="transparent"/>
      <style:text-properties style:font-name="Open Sans1" fo:font-size="8pt" fo:font-style="normal" officeooo:rsid="00166c87" officeooo:paragraph-rsid="00166c87" style:font-size-asian="10pt" style:font-style-asian="normal" style:font-size-complex="10pt" style:font-style-complex="normal"/>
    </style:style>
    <style:style style:name="P74" style:family="paragraph" style:parent-style-name="Standard" style:list-style-name="L3">
      <loext:graphic-properties draw:fill="none"/>
      <style:paragraph-properties fo:background-color="transparent"/>
      <style:text-properties style:font-name="Open Sans1" fo:font-size="8pt" fo:font-style="normal" officeooo:rsid="00166c87" officeooo:paragraph-rsid="00174117" style:font-size-asian="10pt" style:font-style-asian="normal" style:font-size-complex="10pt" style:font-style-complex="normal"/>
    </style:style>
    <style:style style:name="P75" style:family="paragraph" style:parent-style-name="Standard" style:list-style-name="L5">
      <loext:graphic-properties draw:fill="none"/>
      <style:paragraph-properties fo:background-color="transparent"/>
      <style:text-properties style:font-name="Open Sans1" fo:font-size="8pt" fo:font-style="normal" officeooo:paragraph-rsid="0048164f" style:font-size-asian="10pt" style:font-style-asian="normal" style:font-size-complex="10pt" style:font-style-complex="normal"/>
    </style:style>
    <style:style style:name="P76" style:family="paragraph" style:parent-style-name="Standard" style:list-style-name="L7">
      <loext:graphic-properties draw:fill="none"/>
      <style:paragraph-properties fo:background-color="transparent"/>
      <style:text-properties style:font-name="Open Sans1" fo:font-size="8pt" fo:font-style="normal" officeooo:paragraph-rsid="00970e06" style:font-size-asian="10pt" style:font-style-asian="normal" style:font-size-complex="10pt" style:font-style-complex="normal"/>
    </style:style>
    <style:style style:name="P77" style:family="paragraph" style:parent-style-name="Standard" style:list-style-name="L7">
      <loext:graphic-properties draw:fill="none"/>
      <style:paragraph-properties fo:background-color="transparent"/>
      <style:text-properties style:font-name="Open Sans1" fo:font-size="8pt" fo:font-style="normal" officeooo:paragraph-rsid="008aa323" style:font-size-asian="10pt" style:font-style-asian="normal" style:font-size-complex="10pt" style:font-style-complex="normal"/>
    </style:style>
    <style:style style:name="P78" style:family="paragraph" style:parent-style-name="Standard" style:list-style-name="L7">
      <loext:graphic-properties draw:fill="none"/>
      <style:paragraph-properties fo:background-color="transparent"/>
      <style:text-properties style:font-name="Open Sans1" fo:font-size="8pt" fo:font-style="normal" officeooo:rsid="00515799" officeooo:paragraph-rsid="00515799" style:font-size-asian="10pt" style:font-style-asian="normal" style:font-size-complex="10pt" style:font-style-complex="normal"/>
    </style:style>
    <style:style style:name="P79" style:family="paragraph" style:parent-style-name="Standard" style:list-style-name="L3">
      <loext:graphic-properties draw:fill="none"/>
      <style:paragraph-properties fo:background-color="transparent"/>
      <style:text-properties style:font-name="Open Sans1" fo:font-size="8pt" fo:font-style="normal" officeooo:rsid="001c10b5" officeooo:paragraph-rsid="00174117" style:font-name-asian="Noto Serif CJK SC" style:font-size-asian="10pt" style:font-style-asian="normal" style:font-name-complex="Noto Sans Devanagari1" style:font-size-complex="10pt" style:font-style-complex="normal"/>
    </style:style>
    <style:style style:name="P80" style:family="paragraph" style:parent-style-name="Standard" style:list-style-name="L4">
      <loext:graphic-properties draw:fill="none"/>
      <style:paragraph-properties fo:background-color="transparent"/>
      <style:text-properties style:font-name="Open Sans1" fo:font-size="8pt" fo:font-style="normal" fo:font-weight="normal" officeooo:rsid="0020ac06" officeooo:paragraph-rsid="0020ac06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 style:list-style-name="L4">
      <loext:graphic-properties draw:fill="none"/>
      <style:paragraph-properties fo:background-color="transparent"/>
      <style:text-properties style:font-name="Open Sans1" fo:font-size="8pt" fo:font-style="normal" fo:font-weight="normal" officeooo:rsid="0020ac06" officeooo:paragraph-rsid="0020ac06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82" style:family="paragraph" style:parent-style-name="Standard" style:list-style-name="L6">
      <loext:graphic-properties draw:fill="none"/>
      <style:paragraph-properties fo:background-color="transparent"/>
      <style:text-properties officeooo:paragraph-rsid="004d39af"/>
    </style:style>
    <style:style style:name="P83" style:family="paragraph" style:parent-style-name="Standard" style:list-style-name="L6">
      <loext:graphic-properties draw:fill="none"/>
      <style:paragraph-properties fo:background-color="transparent"/>
      <style:text-properties officeooo:paragraph-rsid="00b5ccc4"/>
    </style:style>
    <style:style style:name="P8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ExtraCondensed ExtraBold" fo:font-size="14pt" style:text-underline-style="solid" style:text-underline-width="auto" style:text-underline-color="font-color" officeooo:rsid="0041a745" officeooo:paragraph-rsid="0006c6a8"/>
    </style:style>
    <style:style style:name="P8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ExtraCondensed ExtraBold" fo:font-size="14pt" style:text-underline-style="solid" style:text-underline-width="auto" style:text-underline-color="font-color" officeooo:rsid="005e4e90" officeooo:paragraph-rsid="006698f8"/>
    </style:style>
    <style:style style:name="P8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ExtraCondensed ExtraBold" fo:font-size="14pt" style:text-underline-style="solid" style:text-underline-width="auto" style:text-underline-color="font-color" officeooo:rsid="005e4e90" officeooo:paragraph-rsid="00b5ccc4"/>
    </style:style>
    <style:style style:name="P8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Medium1" fo:font-size="12pt" officeooo:rsid="004035ed" officeooo:paragraph-rsid="0041fe62"/>
    </style:style>
    <style:style style:name="P8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Medium1" fo:font-size="12pt" officeooo:rsid="003f600b" officeooo:paragraph-rsid="00bb6143"/>
    </style:style>
    <style:style style:name="P8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Medium1" fo:font-size="12pt" officeooo:rsid="003f3e03" officeooo:paragraph-rsid="00bb6143"/>
    </style:style>
    <style:style style:name="P9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ExtraBold" fo:font-size="14pt" style:text-underline-style="solid" style:text-underline-width="auto" style:text-underline-color="font-color" officeooo:rsid="0033907a" officeooo:paragraph-rsid="003f600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f2475" style:font-weight-asian="bold" style:font-weight-complex="bold"/>
    </style:style>
    <style:style style:name="T3" style:family="text">
      <style:text-properties fo:font-size="10pt" fo:font-weight="normal" officeooo:rsid="001900b7" style:font-weight-asian="normal" style:font-weight-complex="normal"/>
    </style:style>
    <style:style style:name="T4" style:family="text">
      <style:text-properties fo:font-size="10pt" fo:font-weight="normal" officeooo:rsid="0012cc4a" style:font-weight-asian="normal" style:font-weight-complex="normal"/>
    </style:style>
    <style:style style:name="T5" style:family="text">
      <style:text-properties fo:font-size="10pt" officeooo:rsid="0012cc4a"/>
    </style:style>
    <style:style style:name="T6" style:family="text">
      <style:text-properties fo:font-size="10pt" fo:font-style="normal" fo:font-weight="normal" officeooo:rsid="0012cc4a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officeooo:rsid="0012cc4a" style:font-size-asian="10pt" style:font-style-asian="normal" style:font-size-complex="10pt" style:font-style-complex="normal"/>
    </style:style>
    <style:style style:name="T8" style:family="text">
      <style:text-properties officeooo:rsid="000b1777"/>
    </style:style>
    <style:style style:name="T9" style:family="text">
      <style:text-properties style:font-name="Noto Sans Condensed Light"/>
    </style:style>
    <style:style style:name="T10" style:family="text">
      <style:text-properties style:font-name="Noto Sans Condensed Light" fo:font-style="italic" style:font-style-asian="italic" style:font-style-complex="italic"/>
    </style:style>
    <style:style style:name="T11" style:family="text">
      <style:text-properties style:font-name="Noto Sans Condensed Light" fo:font-style="italic" officeooo:rsid="000b1777" style:font-style-asian="italic" style:font-style-complex="italic"/>
    </style:style>
    <style:style style:name="T12" style:family="text">
      <style:text-properties style:font-name="Noto Sans Condensed Light" fo:font-style="italic" officeooo:rsid="000d0174" style:font-style-asian="italic" style:font-style-complex="italic"/>
    </style:style>
    <style:style style:name="T13" style:family="text">
      <style:text-properties style:font-name="Noto Sans Condensed Light" fo:font-style="italic" officeooo:rsid="000dc53d" style:font-style-asian="italic" style:font-style-complex="italic"/>
    </style:style>
    <style:style style:name="T14" style:family="text">
      <style:text-properties style:font-name="Noto Sans Condensed Light" fo:font-style="italic" officeooo:rsid="0027923e" style:font-style-asian="italic" style:font-style-complex="italic"/>
    </style:style>
    <style:style style:name="T15" style:family="text">
      <style:text-properties style:font-name="Noto Sans Condensed Light" fo:font-size="12pt" fo:font-style="normal" style:text-underline-style="none" fo:font-weight="normal" officeooo:rsid="0048164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16" style:family="text">
      <style:text-properties style:font-name="Noto Sans Condensed Light" fo:font-size="10pt" fo:font-style="italic" style:font-style-asian="italic" style:font-style-complex="italic"/>
    </style:style>
    <style:style style:name="T17" style:family="text">
      <style:text-properties style:font-name="Noto Sans Condensed Light" fo:font-size="10pt"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3a7744" style:font-style-asian="italic" style:font-style-complex="italic"/>
    </style:style>
    <style:style style:name="T20" style:family="text">
      <style:text-properties officeooo:rsid="000dc53d"/>
    </style:style>
    <style:style style:name="T21" style:family="text">
      <style:text-properties officeooo:rsid="0014818d"/>
    </style:style>
    <style:style style:name="T22" style:family="text">
      <style:text-properties style:font-name-asian="Noto Serif CJK SC" style:font-name-complex="Noto Sans Devanagari1"/>
    </style:style>
    <style:style style:name="T23" style:family="text">
      <style:text-properties officeooo:rsid="001c10b5" style:font-name-asian="Noto Serif CJK SC" style:font-name-complex="Noto Sans Devanagari1"/>
    </style:style>
    <style:style style:name="T24" style:family="text">
      <style:text-properties officeooo:rsid="008ededa" style:font-name-asian="Noto Serif CJK SC" style:font-name-complex="Noto Sans Devanagari1"/>
    </style:style>
    <style:style style:name="T25" style:family="text">
      <style:text-properties officeooo:rsid="00b3e740" style:font-name-asian="Noto Serif CJK SC" style:font-name-complex="Noto Sans Devanagari1"/>
    </style:style>
    <style:style style:name="T26" style:family="text">
      <style:text-properties style:font-name="Noto Sans Condensed Light1" style:font-name-asian="Noto Serif CJK SC" style:font-name-complex="Noto Sans Devanagari1"/>
    </style:style>
    <style:style style:name="T27" style:family="text">
      <style:text-properties style:font-name="Noto Sans Condensed Light1" fo:font-size="10pt" fo:font-style="italic" officeooo:rsid="001e9564" style:font-name-asian="Noto Serif CJK SC" style:font-size-asian="10pt" style:font-style-asian="italic" style:font-name-complex="Noto Sans Devanagari1" style:font-size-complex="10pt" style:font-style-complex="italic"/>
    </style:style>
    <style:style style:name="T28" style:family="text">
      <style:text-properties style:font-name="Noto Sans Condensed Light1" fo:font-size="8pt" fo:font-style="normal" fo:font-weight="normal" officeooo:rsid="0023a4b9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29" style:family="text">
      <style:text-properties style:font-name="Noto Sans Condensed Light1" fo:font-size="8pt" fo:font-style="normal" fo:font-weight="normal" officeooo:rsid="0023e828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30" style:family="text">
      <style:text-properties style:font-name="Noto Sans Condensed Light1" fo:font-size="8pt" fo:font-style="normal" fo:font-weight="normal" officeooo:rsid="0023e828" style:font-style-asian="normal" style:font-weight-asian="normal" style:font-style-complex="normal" style:font-weight-complex="normal"/>
    </style:style>
    <style:style style:name="T31" style:family="text">
      <style:text-properties style:font-name="Noto Sans Condensed Light1" fo:font-size="8pt" fo:font-style="normal" fo:font-weight="bold" officeooo:rsid="0023a4b9" style:font-name-asian="Cantarell2" style:font-size-asian="10pt" style:font-style-asian="normal" style:font-weight-asian="bold" style:font-name-complex="Cantarell2" style:font-size-complex="10pt" style:font-style-complex="normal" style:font-weight-complex="bold"/>
    </style:style>
    <style:style style:name="T32" style:family="text">
      <style:text-properties style:font-name="Noto Sans Condensed Light1" fo:font-size="8pt" fo:font-style="normal" fo:font-weight="bold" officeooo:rsid="0023e828" style:font-style-asian="normal" style:font-weight-asian="bold" style:font-style-complex="normal" style:font-weight-complex="bold"/>
    </style:style>
    <style:style style:name="T33" style:family="text">
      <style:text-properties style:font-name="Noto Sans Condensed Light1" fo:font-style="normal" officeooo:rsid="000b1777" style:font-style-asian="normal" style:font-style-complex="normal"/>
    </style:style>
    <style:style style:name="T34" style:family="text">
      <style:text-properties officeooo:rsid="001fc3e4"/>
    </style:style>
    <style:style style:name="T35" style:family="text">
      <style:text-properties officeooo:rsid="0021a414"/>
    </style:style>
    <style:style style:name="T36" style:family="text">
      <style:text-properties fo:color="#666666" loext:opacity="100%" style:font-name="Cantarell1" fo:font-size="8pt" fo:font-style="normal" style:text-underline-style="none" fo:font-weight="normal" officeooo:rsid="0048164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37" style:family="text">
      <style:text-properties officeooo:rsid="0027923e"/>
    </style:style>
    <style:style style:name="T38" style:family="text">
      <style:text-properties fo:color="#000000" loext:opacity="100%" style:font-name="Noto Sans Condensed Light" fo:font-size="10pt" fo:font-style="italic" style:text-underline-style="none" fo:font-weight="normal" officeooo:rsid="004ad82e" style:font-name-asian="Cantarell2" style:font-size-asian="10pt" style:font-style-asian="italic" style:font-weight-asian="normal" style:font-name-complex="Cantarell2" style:font-size-complex="10pt" style:font-style-complex="italic" style:font-weight-complex="normal"/>
    </style:style>
    <style:style style:name="T39" style:family="text">
      <style:text-properties fo:color="#000000" loext:opacity="100%" style:font-name="Noto Sans Condensed Light" fo:font-size="10pt" fo:font-style="italic" style:text-underline-style="none" fo:font-weight="normal" officeooo:rsid="004d39af" style:font-name-asian="Cantarell2" style:font-size-asian="10pt" style:font-style-asian="italic" style:font-weight-asian="normal" style:font-name-complex="Cantarell2" style:font-size-complex="10pt" style:font-style-complex="italic" style:font-weight-complex="normal"/>
    </style:style>
    <style:style style:name="T40" style:family="text">
      <style:text-properties fo:color="#000000" loext:opacity="100%" style:font-name="Noto Sans Condensed Light" fo:font-size="10pt" fo:font-style="italic" style:text-underline-style="none" fo:font-weight="normal" officeooo:rsid="004f5c4e" style:font-name-asian="Cantarell2" style:font-size-asian="10pt" style:font-style-asian="italic" style:font-weight-asian="normal" style:font-name-complex="Cantarell2" style:font-size-complex="10pt" style:font-style-complex="italic" style:font-weight-complex="normal"/>
    </style:style>
    <style:style style:name="T41" style:family="text">
      <style:text-properties fo:color="#000000" loext:opacity="100%" style:font-name="Noto Sans Condensed Light" fo:font-size="10pt" fo:font-style="italic" style:text-underline-style="none" fo:font-weight="normal" officeooo:rsid="005443a0" style:font-name-asian="Cantarell2" style:font-size-asian="10pt" style:font-style-asian="italic" style:font-weight-asian="normal" style:font-name-complex="Cantarell2" style:font-size-complex="10pt" style:font-style-complex="italic" style:font-weight-complex="normal"/>
    </style:style>
    <style:style style:name="T42" style:family="text">
      <style:text-properties fo:color="#000000" loext:opacity="100%" style:font-name="Noto Sans Condensed Light" style:text-underline-style="none" fo:font-weight="normal" style:font-name-asian="Cantarell2" style:font-weight-asian="normal" style:font-name-complex="Cantarell2" style:font-weight-complex="normal"/>
    </style:style>
    <style:style style:name="T43" style:family="text">
      <style:text-properties fo:color="#000000" loext:opacity="100%" style:text-underline-style="none" fo:font-weight="normal" style:font-name-asian="Cantarell2" style:font-weight-asian="normal" style:font-name-complex="Cantarell2" style:font-weight-complex="normal"/>
    </style:style>
    <style:style style:name="T44" style:family="text">
      <style:text-properties fo:color="#000000" loext:opacity="100%" style:text-underline-style="none" fo:font-weight="normal" officeooo:rsid="004ad82e" style:font-name-asian="Cantarell2" style:font-weight-asian="normal" style:font-name-complex="Cantarell2" style:font-weight-complex="normal"/>
    </style:style>
    <style:style style:name="T45" style:family="text">
      <style:text-properties fo:color="#000000" loext:opacity="100%" style:text-underline-style="none" fo:font-weight="normal" officeooo:rsid="004bbd2c" style:font-name-asian="Cantarell2" style:font-weight-asian="normal" style:font-name-complex="Cantarell2" style:font-weight-complex="normal"/>
    </style:style>
    <style:style style:name="T46" style:family="text">
      <style:text-properties fo:color="#000000" loext:opacity="100%" style:text-underline-style="none" fo:font-weight="normal" officeooo:rsid="004e0442" style:font-name-asian="Cantarell2" style:font-weight-asian="normal" style:font-name-complex="Cantarell2" style:font-weight-complex="normal"/>
    </style:style>
    <style:style style:name="T47" style:family="text">
      <style:text-properties fo:color="#000000" loext:opacity="100%" style:text-underline-style="none" fo:font-weight="normal" officeooo:rsid="004d39af" style:font-name-asian="Cantarell2" style:font-weight-asian="normal" style:font-name-complex="Cantarell2" style:font-weight-complex="normal"/>
    </style:style>
    <style:style style:name="T48" style:family="text">
      <style:text-properties fo:color="#000000" loext:opacity="100%" style:text-underline-style="none" fo:font-weight="normal" officeooo:rsid="004e0eca" style:font-name-asian="Cantarell2" style:font-weight-asian="normal" style:font-name-complex="Cantarell2" style:font-weight-complex="normal"/>
    </style:style>
    <style:style style:name="T49" style:family="text">
      <style:text-properties fo:color="#000000" loext:opacity="100%" style:text-underline-style="none" fo:font-weight="normal" officeooo:rsid="004f5c4e" style:font-name-asian="Cantarell2" style:font-weight-asian="normal" style:font-name-complex="Cantarell2" style:font-weight-complex="normal"/>
    </style:style>
    <style:style style:name="T50" style:family="text">
      <style:text-properties fo:color="#000000" loext:opacity="100%" style:text-underline-style="none" fo:font-weight="normal" officeooo:rsid="00584626" style:font-name-asian="Cantarell2" style:font-weight-asian="normal" style:font-name-complex="Cantarell2" style:font-weight-complex="normal"/>
    </style:style>
    <style:style style:name="T51" style:family="text">
      <style:text-properties fo:color="#000000" loext:opacity="100%" style:text-underline-style="none" fo:font-weight="normal" officeooo:rsid="008aa323" style:font-name-asian="Cantarell2" style:font-weight-asian="normal" style:font-name-complex="Cantarell2" style:font-weight-complex="normal"/>
    </style:style>
    <style:style style:name="T52" style:family="text">
      <style:text-properties fo:color="#000000" loext:opacity="100%" style:text-underline-style="none" fo:font-weight="normal" officeooo:rsid="008c26e7" style:font-name-asian="Cantarell2" style:font-weight-asian="normal" style:font-name-complex="Cantarell2" style:font-weight-complex="normal"/>
    </style:style>
    <style:style style:name="T53" style:family="text">
      <style:text-properties fo:color="#000000" loext:opacity="100%" style:text-underline-style="none" fo:font-weight="normal" officeooo:rsid="008d9336" style:font-name-asian="Cantarell2" style:font-weight-asian="normal" style:font-name-complex="Cantarell2" style:font-weight-complex="normal"/>
    </style:style>
    <style:style style:name="T54" style:family="text">
      <style:text-properties fo:color="#000000" loext:opacity="100%" style:text-underline-style="none" fo:font-weight="normal" officeooo:rsid="00970e06" style:font-name-asian="Cantarell2" style:font-weight-asian="normal" style:font-name-complex="Cantarell2" style:font-weight-complex="normal"/>
    </style:style>
    <style:style style:name="T55" style:family="text">
      <style:text-properties fo:color="#000000" loext:opacity="100%" style:font-name="Open Sans1" fo:font-size="8pt" fo:font-style="normal" style:text-underline-style="none" fo:font-weight="normal" officeooo:rsid="0048164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56" style:family="text">
      <style:text-properties fo:color="#000000" loext:opacity="100%" style:font-name="Open Sans1" fo:font-size="8pt" fo:font-style="normal" style:text-underline-style="none" fo:font-weight="normal" officeooo:rsid="004ad82e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57" style:family="text">
      <style:text-properties fo:color="#000000" loext:opacity="100%" style:font-name="Open Sans1" fo:font-size="8pt" fo:font-style="normal" style:text-underline-style="none" fo:font-weight="normal" officeooo:rsid="00aa0943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58" style:family="text">
      <style:text-properties fo:color="#000000" loext:opacity="100%" style:font-name="Open Sans1" fo:font-size="8pt" fo:font-style="normal" style:text-underline-style="none" fo:font-weight="normal" officeooo:rsid="00b408c4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59" style:family="text">
      <style:text-properties fo:color="#000000" loext:opacity="100%" style:font-name="Open Sans1" fo:font-size="8pt" style:text-underline-style="none" fo:font-weight="normal" style:font-name-asian="Cantarell2" style:font-weight-asian="normal" style:font-name-complex="Cantarell2" style:font-weight-complex="normal"/>
    </style:style>
    <style:style style:name="T60" style:family="text">
      <style:text-properties fo:color="#000000" loext:opacity="100%" fo:font-size="7pt" fo:font-style="normal" officeooo:rsid="0012cc4a" style:font-size-asian="7pt" style:font-style-asian="normal" style:font-size-complex="7pt" style:font-style-complex="normal"/>
    </style:style>
    <style:style style:name="T61" style:family="text">
      <style:text-properties fo:color="#000000" loext:opacity="100%" fo:font-size="7pt" fo:font-style="normal" officeooo:rsid="0014818d" style:font-size-asian="7pt" style:font-style-asian="normal" style:font-size-complex="7pt" style:font-style-complex="normal"/>
    </style:style>
    <style:style style:name="T62" style:family="text">
      <style:text-properties fo:color="#000000" loext:opacity="100%" fo:font-size="7pt" fo:font-style="normal" officeooo:rsid="00aa0943" style:font-size-asian="7pt" style:font-style-asian="normal" style:font-size-complex="7pt" style:font-style-complex="normal"/>
    </style:style>
    <style:style style:name="T63" style:family="text">
      <style:text-properties fo:color="#000000" loext:opacity="100%" fo:font-size="7pt" fo:font-style="normal" officeooo:rsid="005a6293" style:font-size-asian="7pt" style:font-style-asian="normal" style:font-size-complex="7pt" style:font-style-complex="normal"/>
    </style:style>
    <style:style style:name="T64" style:family="text">
      <style:text-properties fo:color="#000000" loext:opacity="100%" fo:font-size="7pt" officeooo:rsid="0012cc4a" style:font-size-asian="7pt" style:font-size-complex="7pt"/>
    </style:style>
    <style:style style:name="T65" style:family="text">
      <style:text-properties fo:color="#000000" loext:opacity="100%" fo:font-size="7pt" officeooo:rsid="001900b7" style:font-size-asian="7pt" style:font-size-complex="7pt"/>
    </style:style>
    <style:style style:name="T66" style:family="text">
      <style:text-properties fo:color="#000000" loext:opacity="100%" fo:font-size="7pt" officeooo:rsid="00aa0943" style:font-size-asian="7pt" style:font-size-complex="7pt"/>
    </style:style>
    <style:style style:name="T67" style:family="text">
      <style:text-properties fo:color="#000000" loext:opacity="100%" fo:font-size="7pt" officeooo:rsid="00b3e740" style:font-size-asian="7pt" style:font-size-complex="7pt"/>
    </style:style>
    <style:style style:name="T68" style:family="text">
      <style:text-properties style:font-name="Noto Sans Condensed ExtraBold"/>
    </style:style>
    <style:style style:name="T69" style:family="text">
      <style:text-properties style:font-name="Noto Sans Condensed ExtraBold" officeooo:rsid="0068bc27"/>
    </style:style>
    <style:style style:name="T70" style:family="text">
      <style:text-properties style:font-name="Noto Sans Condensed ExtraBold" fo:font-weight="normal" style:font-weight-asian="normal" style:font-weight-complex="normal"/>
    </style:style>
    <style:style style:name="T71" style:family="text">
      <style:text-properties style:font-name="Noto Sans ExtraCondensed ExtraBold" fo:font-size="14pt" style:text-underline-style="solid" style:text-underline-width="auto" style:text-underline-color="font-color" officeooo:rsid="0041a745"/>
    </style:style>
    <style:style style:name="T72" style:family="text">
      <style:text-properties style:font-name="Noto Sans ExtraCondensed ExtraBold" fo:font-size="14pt" style:text-underline-style="solid" style:text-underline-width="auto" style:text-underline-color="font-color" officeooo:rsid="0009c5db"/>
    </style:style>
    <style:style style:name="T73" style:family="text">
      <style:text-properties style:font-name="Noto Sans Condensed Medium" fo:font-size="12pt" fo:font-style="normal" style:text-underline-style="none" fo:font-weight="normal" officeooo:rsid="0048164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74" style:family="text">
      <style:text-properties officeooo:rsid="0057cb07"/>
    </style:style>
    <style:style style:name="T75" style:family="text">
      <style:text-properties style:text-position="super 58%" fo:font-weight="bold" style:font-weight-asian="bold" style:font-weight-complex="bold"/>
    </style:style>
    <style:style style:name="T76" style:family="text">
      <style:text-properties officeooo:rsid="0068c5ef"/>
    </style:style>
    <style:style style:name="T77" style:family="text">
      <style:text-properties officeooo:rsid="007052c2"/>
    </style:style>
    <style:style style:name="T78" style:family="text">
      <style:text-properties fo:font-size="8pt"/>
    </style:style>
    <style:style style:name="T79" style:family="text">
      <style:text-properties fo:font-size="8pt" officeooo:rsid="003f3e03"/>
    </style:style>
    <style:style style:name="T80" style:family="text">
      <style:text-properties fo:font-size="8pt" officeooo:rsid="00a81aa2"/>
    </style:style>
    <style:style style:name="T81" style:family="text">
      <style:text-properties style:font-name="Open Sans1"/>
    </style:style>
    <style:style style:name="T82" style:family="text">
      <style:text-properties style:font-name="Open Sans1" fo:font-size="8pt" style:text-underline-style="none"/>
    </style:style>
    <style:style style:name="T83" style:family="text">
      <style:text-properties style:font-name="Open Sans1" fo:font-size="8pt" fo:font-style="italic" style:text-underline-style="none" style:font-style-asian="italic" style:font-style-complex="italic"/>
    </style:style>
    <style:style style:name="T84" style:family="text">
      <style:text-properties style:font-name="Open Sans1" fo:font-size="8pt" fo:font-style="normal" style:font-style-asian="normal" style:font-style-complex="normal"/>
    </style:style>
    <style:style style:name="T85" style:family="text">
      <style:text-properties style:font-name="Open Sans1" fo:font-size="8pt" fo:font-style="normal" officeooo:rsid="003e1b97" style:font-style-asian="normal" style:font-style-complex="normal"/>
    </style:style>
    <style:style style:name="T86" style:family="text">
      <style:text-properties style:font-name="Open Sans1" fo:font-size="8pt" fo:font-style="normal" fo:font-weight="normal" officeooo:rsid="000d48d1" style:font-style-asian="normal" style:font-weight-asian="normal" style:font-style-complex="normal" style:font-weight-complex="normal"/>
    </style:style>
    <style:style style:name="T87" style:family="text">
      <style:text-properties style:font-name="Open Sans1" fo:font-size="8pt" fo:font-style="normal" style:text-underline-style="none" style:font-style-asian="normal" style:font-style-complex="normal"/>
    </style:style>
    <style:style style:name="T88" style:family="text">
      <style:text-properties style:font-name="Open Sans1" fo:font-size="8pt" style:font-size-asian="8pt" style:font-size-complex="8pt"/>
    </style:style>
    <style:style style:name="T89" style:family="text">
      <style:text-properties style:font-name="Open Sans1" fo:font-size="8pt" officeooo:rsid="001fc3e4" style:font-size-asian="8pt" style:font-size-complex="8pt"/>
    </style:style>
    <style:style style:name="T90" style:family="text">
      <style:text-properties style:font-name="Open Sans1" fo:font-size="8pt" style:font-name-asian="Noto Serif CJK SC" style:font-size-asian="8pt" style:font-name-complex="Noto Sans Devanagari1" style:font-size-complex="8pt"/>
    </style:style>
    <style:style style:name="T91" style:family="text">
      <style:text-properties style:font-name="Open Sans1" fo:font-size="8pt" officeooo:rsid="003f600b"/>
    </style:style>
    <style:style style:name="T92" style:family="text">
      <style:text-properties style:font-name-asian="Cantarell2" style:font-name-complex="Cantarell2"/>
    </style:style>
    <style:style style:name="T93" style:family="text">
      <style:text-properties officeooo:rsid="008e41ee" style:font-name-asian="Cantarell2" style:font-name-complex="Cantarell2"/>
    </style:style>
    <style:style style:name="T94" style:family="text">
      <style:text-properties style:text-underline-style="solid" style:text-underline-width="auto" style:text-underline-color="font-color"/>
    </style:style>
    <style:style style:name="T95" style:family="text">
      <style:text-properties style:font-name="Open Sans"/>
    </style:style>
    <style:style style:name="T96" style:family="text">
      <style:text-properties style:font-name="Open Sans" fo:font-size="10pt" style:text-underline-style="solid" style:text-underline-width="auto" style:text-underline-color="font-color" style:font-size-asian="10pt" style:font-size-complex="10pt"/>
    </style:style>
    <style:style style:name="T97" style:family="text">
      <style:text-properties style:font-name="Open Sans" style:text-underline-style="solid" style:text-underline-width="auto" style:text-underline-color="font-color"/>
    </style:style>
    <style:style style:name="T98" style:family="text">
      <style:text-properties style:font-name="Open Sans" style:text-underline-style="solid" style:text-underline-width="auto" style:text-underline-color="font-color" style:font-size-asian="12pt" style:font-size-complex="12pt"/>
    </style:style>
    <style:style style:name="T99" style:family="text">
      <style:text-properties style:font-name="Open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00" style:family="text">
      <style:text-properties style:font-name="Open Sans" fo:font-size="8pt" fo:font-style="normal" style:text-underline-style="none" fo:font-weight="normal" officeooo:rsid="002cf707" style:font-size-asian="8pt" style:font-style-asian="normal" style:font-weight-asian="normal" style:font-size-complex="8pt" style:font-style-complex="normal" style:font-weight-complex="normal"/>
    </style:style>
    <style:style style:name="T101" style:family="text">
      <style:text-properties style:font-name="Open Sans" fo:font-size="8pt" style:text-underline-style="none" fo:font-weight="normal" style:font-size-asian="8pt" style:font-weight-asian="normal" style:font-size-complex="8pt" style:font-weight-complex="normal"/>
    </style:style>
    <style:style style:name="T102" style:family="text">
      <style:text-properties style:font-name="Open Sans" fo:font-size="8pt" fo:font-weight="normal" style:font-size-asian="8pt" style:font-weight-asian="normal" style:font-size-complex="8pt" style:font-weight-complex="normal"/>
    </style:style>
    <style:style style:name="T103" style:family="text">
      <style:text-properties style:font-name="Open Sans" fo:font-size="8pt" fo:font-weight="normal" officeooo:rsid="003bee93" style:font-size-asian="8pt" style:font-weight-asian="normal" style:font-size-complex="8pt" style:font-weight-complex="normal"/>
    </style:style>
    <style:style style:name="T104" style:family="text">
      <style:text-properties officeooo:rsid="00879b93"/>
    </style:style>
    <style:style style:name="T105" style:family="text">
      <style:text-properties officeooo:rsid="008aa323"/>
    </style:style>
    <style:style style:name="T106" style:family="text">
      <style:text-properties officeooo:rsid="008e41ee"/>
    </style:style>
    <style:style style:name="T107" style:family="text">
      <style:text-properties officeooo:rsid="008ededa"/>
    </style:style>
    <style:style style:name="T108" style:family="text">
      <style:text-properties officeooo:rsid="00902638"/>
    </style:style>
    <style:style style:name="T109" style:family="text">
      <style:text-properties officeooo:rsid="009a5fa4"/>
    </style:style>
    <style:style style:name="T110" style:family="text">
      <style:text-properties officeooo:rsid="009dc8c6"/>
    </style:style>
    <style:style style:name="T111" style:family="text">
      <style:text-properties officeooo:rsid="009f2475"/>
    </style:style>
    <style:style style:name="T112" style:family="text">
      <style:text-properties officeooo:rsid="00ab4488"/>
    </style:style>
    <style:style style:name="T113" style:family="text">
      <style:text-properties style:font-name="DejaVu Sans" fo:font-size="8pt" fo:font-style="normal" officeooo:rsid="00aea32d" style:font-name-asian="DejaVu Sans" style:font-style-asian="normal" style:font-name-complex="DejaVu Sans" style:font-style-complex="normal"/>
    </style:style>
    <style:style style:name="T114" style:family="text">
      <style:text-properties style:font-name="DejaVu Sans" officeooo:rsid="00aea32d" style:font-name-asian="DejaVu Sans" style:font-name-complex="DejaVu Sans"/>
    </style:style>
    <style:style style:name="T115" style:family="text">
      <style:text-properties style:font-name="DejaVu Sans" fo:font-style="normal" officeooo:rsid="00aea32d" style:font-name-asian="DejaVu Sans" style:font-style-asian="normal" style:font-name-complex="DejaVu Sans" style:font-style-complex="normal"/>
    </style:style>
    <style:style style:name="T116" style:family="text">
      <style:text-properties officeooo:rsid="00af52fc"/>
    </style:style>
    <style:style style:name="T117" style:family="text">
      <style:text-properties officeooo:rsid="00b0ddcd"/>
    </style:style>
    <style:style style:name="T118" style:family="text">
      <style:text-properties officeooo:rsid="00b3c731"/>
    </style:style>
    <style:style style:name="T119" style:family="text">
      <style:text-properties officeooo:rsid="00b3e740"/>
    </style:style>
    <style:style style:name="T120" style:family="text">
      <style:text-properties officeooo:rsid="00b408c4"/>
    </style:style>
    <style:style style:name="Sect1" style:family="section">
      <style:section-properties style:editable="false">
        <style:columns fo:column-count="2">
          <style:column style:rel-width="25341*" fo:start-indent="0cm" fo:end-indent="0.646cm"/>
          <style:column style:rel-width="40194*" fo:start-indent="0.646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cm" fo:text-indent="-0.4cm" fo:margin-left="0.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cm" fo:text-indent="-0.4cm" fo:margin-left="0.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cm" fo:text-indent="-0.4cm" fo:margin-left="0.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cm" fo:text-indent="-0.4cm" fo:margin-left="0.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cm" fo:text-indent="-0.4cm" fo:margin-left="0.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cm" fo:text-indent="-0.4cm" fo:margin-left="0.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cm" fo:text-indent="-0.4cm" fo:margin-left="0.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cm" fo:text-indent="-0.4cm" fo:margin-left="0.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ITAM <text:span text:style-name="T70">HALDER</text:span></text:p>
      <text:p text:style-name="P23">Aspiring Software Developer</text:p>
      <text:p text:style-name="P33"><text:a xlink:type="simple" xlink:href="http://www.pritamh.netlify.app/" text:style-name="Internet_20_link" text:visited-style-name="Visited_20_Internet_20_Link"><text:span text:style-name="T99">pritamh.</text:span><text:span text:style-name="T100">dev</text:span></text:a></text:p>
      <text:p text:style-name="P1"><text:a xlink:type="simple" xlink:href="mailto:pritamhalder.portfolio@gmail.com" text:style-name="Internet_20_link" text:visited-style-name="Visited_20_Internet_20_Link"><text:span text:style-name="T101">pritamhalder.portfolio@gmail.com</text:span></text:a><text:span text:style-name="T102"> | +91 9874807740 | </text:span><text:span text:style-name="T103">Kolkata</text:span><text:span text:style-name="T102">, India</text:span></text:p>
      <text:p text:style-name="P57"><text:span text:style-name="T98"><text:s text:c="164"/></text:span><text:span text:style-name="T96"><text:s text:c="3"/></text:span><text:span text:style-name="T97"><text:s text:c="28"/></text:span><text:span text:style-name="T94"><text:s/></text:span></text:p>
      <text:p text:style-name="P2"/>
      <text:section text:style-name="Sect1" text:name="Section1">
        <text:p text:style-name="P20"><text:span text:style-name="T18">I am an aspiring software developer specialising in frontend and backend web technologies. I love to dabble with new and upcoming web technologies </text:span><text:span text:style-name="T19">and provide solutions to real world problems.</text:span><text:span text:style-name="T18"> Currently, I am learning Go and its design principles with gRPC framework and GraphQL technologies.</text:span> </text:p>
        <text:p text:style-name="P34"/>
        <text:p text:style-name="P36">“The most damaging phrase in the language is - it's always been done this way”</text:p>
        <text:p text:style-name="P60"/>
        <text:p text:style-name="P60"><text:span text:style-name="T69">TECHNICAL </text:span><text:span text:style-name="T68">SKILLS</text:span> <text:s text:c="26"/></text:p>
        <text:p text:style-name="P12">Programming Languages<text:line-break/><text:span text:style-name="T84">Python </text:span><text:span text:style-name="T113">•</text:span><text:span text:style-name="T84"> Go </text:span><text:span text:style-name="T113">•</text:span><text:span text:style-name="T84"> JavaScript </text:span><text:span text:style-name="T113">•</text:span><text:span text:style-name="T84"> C </text:span><text:span text:style-name="T113">•</text:span><text:span text:style-name="T84"> C+</text:span><text:span text:style-name="T85">+ </text:span><text:span text:style-name="T113">•</text:span><text:span text:style-name="T85"> </text:span><text:span text:style-name="T84">Java</text:span></text:p>
        <text:p text:style-name="P11">Frameworks</text:p>
        <text:p text:style-name="P56"><text:span text:style-name="T78">Next</text:span><text:span text:style-name="T80">Js</text:span><text:span text:style-name="T78"> </text:span><text:span text:style-name="T113">•</text:span><text:span text:style-name="T78"> React</text:span><text:span text:style-name="T80">Js</text:span><text:span text:style-name="T78"> </text:span><text:span text:style-name="T113">•</text:span><text:span text:style-name="T78"> Node</text:span><text:span text:style-name="T80">Js</text:span><text:span text:style-name="T78"> </text:span><text:span text:style-name="T113">•</text:span><text:span text:style-name="T78"> Express </text:span><text:span text:style-name="T113">•</text:span><text:span text:style-name="T78"> Selenium</text:span><text:span text:style-name="T79"> </text:span><text:span text:style-name="T113">•</text:span><text:span text:style-name="T78"> </text:span><text:span text:style-name="T79">Redux </text:span><text:span text:style-name="T113">•</text:span><text:span text:style-name="T79"> GraphQL</text:span></text:p>
        <text:p text:style-name="P88">Technologies</text:p>
        <text:p text:style-name="P89"><text:span text:style-name="T91">HTML5 </text:span><text:span text:style-name="T113">•</text:span><text:span text:style-name="T91"> CSS3 </text:span><text:span text:style-name="T113">•</text:span><text:span text:style-name="T91"> SASS </text:span><text:span text:style-name="T113">•</text:span><text:span text:style-name="T91"> MySQL </text:span><text:span text:style-name="T113">•</text:span><text:span text:style-name="T91"> MongoDB</text:span></text:p>
        <text:p text:style-name="P89">Tools</text:p>
        <text:p text:style-name="P53">Git <text:span text:style-name="T115">•</text:span> Visual Studio Code <text:span text:style-name="T115">•</text:span> Nginx <text:span text:style-name="T115">•</text:span> Docker</text:p>
        <text:p text:style-name="P90"/>
        <text:p text:style-name="P31">SOCIAL LINKS <text:s text:c="41"/></text:p>
        <text:p text:style-name="P21"><text:span text:style-name="T82">Portfolio <text:tab/>: </text:span><text:a xlink:type="simple" xlink:href="https://pritamh.netlify.app/" text:style-name="Internet_20_link" text:visited-style-name="Visited_20_Internet_20_Link"><text:span text:style-name="T83">pritamh.dev</text:span></text:a><text:span text:style-name="T82"><text:line-break/>Github <text:tab/> <text:s text:c="6"/>: </text:span><text:a xlink:type="simple" xlink:href="https://github.com/poseidon-code" text:style-name="Internet_20_link" text:visited-style-name="Visited_20_Internet_20_Link"><text:span text:style-name="T83">github.com/poseidon-code</text:span></text:a><text:span text:style-name="T82"><text:line-break/>LinkedIn <text:tab/>: </text:span><text:a xlink:type="simple" xlink:href="https://www.linkedin.com/in/pritamhalder0506/" text:style-name="Internet_20_link" text:visited-style-name="Visited_20_Internet_20_Link"><text:span text:style-name="T83">linkedin.com/pritamhalder</text:span></text:a></text:p>
        <text:p text:style-name="P22"><text:span text:style-name="T87">Facebook <text:tab/>: </text:span><text:a xlink:type="simple" xlink:href="https://facebook.com/pritamhalder0506" text:style-name="Internet_20_link" text:visited-style-name="Visited_20_Internet_20_Link"><text:span text:style-name="T83">fb.com/pritamhalder</text:span></text:a></text:p>
        <text:p text:style-name="P22"><text:span text:style-name="T87">Telegram <text:tab/>: </text:span><text:a xlink:type="simple" xlink:href="https://t.me/pritam_poseidon" text:style-name="Internet_20_link" text:visited-style-name="Visited_20_Internet_20_Link"><text:span text:style-name="T83">t.me/pritam_poseidon</text:span></text:a></text:p>
        <text:p text:style-name="P84"/>
        <text:p text:style-name="P38">ACHIEVEMENTS <text:s text:c="31"/></text:p>
        <text:list text:style-name="L1">
          <text:list-item>
            <text:p text:style-name="P62"><text:span text:style-name="T111">Placed</text:span><text:span text:style-name="T2"> </text:span><text:span text:style-name="T1">2</text:span><text:span text:style-name="T75">nd</text:span><text:span text:style-name="T1"> (2/1270) </text:span><text:span text:style-name="T111">in</text:span><text:span text:style-name="T2"> </text:span><text:span text:style-name="T1">StackHack 2.0</text:span> <text:span text:style-name="T111">International </text:span>Hackathon <text:span text:style-name="T111">organised by HackerEarth.</text:span></text:p>
          </text:list-item>
          <text:list-item>
            <text:p text:style-name="P62"><text:span text:style-name="T111">Placed</text:span><text:span text:style-name="T2"> </text:span><text:span text:style-name="T1">5</text:span><text:span text:style-name="T75">th</text:span><text:span text:style-name="T1"> (5/2818) </text:span><text:span text:style-name="T111">in</text:span> <text:span text:style-name="T1">HackCOVID 2.0</text:span> <text:span text:style-name="T111">International </text:span>Hackathon <text:span text:style-name="T111">organised by HackerEarth.</text:span></text:p>
          </text:list-item>
        </text:list>
        <text:p text:style-name="P10"><text:span text:style-name="T71"/></text:p>
        <text:p text:style-name="P86">INTERESTS<text:span text:style-name="T95"> <text:s text:c="51"/></text:span></text:p>
        <text:p text:style-name="P68">Painting <text:span text:style-name="T114">•</text:span> Graphics Design <text:span text:style-name="T114">•</text:span> Programming <text:span text:style-name="T114">•</text:span> Gaming <text:span text:style-name="T76">Enthusiast</text:span> <text:span text:style-name="T114">•</text:span> Music <text:span text:style-name="T114">•</text:span> Cars <text:span text:style-name="T114">•</text:span> Linux Ricing <text:span text:style-name="T114">•</text:span> Reading <text:span text:style-name="T114">•</text:span> <text:span text:style-name="T76">Home Server Geek </text:span><text:span text:style-name="T114">•</text:span><text:span text:style-name="T76"> Virtual Machines Nerd </text:span><text:span text:style-name="T114">•</text:span><text:span text:style-name="T76"> Wallpapers Hoarder</text:span></text:p>
        <text:p text:style-name="P70"/>
        <text:p text:style-name="P71">SOFT SKILLS <text:s text:c="40"/></text:p>
        <text:list text:style-name="L6">
          <text:list-item>
            <text:p text:style-name="P83"><text:span text:style-name="T56">Efficient in working </text:span><text:span text:style-name="T58">and</text:span><text:span text:style-name="T56"> adapting to new locations with new teams.</text:span></text:p>
          </text:list-item>
          <text:list-item>
            <text:p text:style-name="P65"><text:span text:style-name="T77">L</text:span>ove to teach <text:span text:style-name="T120">and</text:span> help new teammates <text:span text:style-name="T120">makes</text:span> m<text:span text:style-name="T77">e c</text:span>onfident with my skills.</text:p>
          </text:list-item>
          <text:list-item>
            <text:p text:style-name="P65"><text:span text:style-name="T116">Motivated to </text:span><text:span text:style-name="T117">l</text:span><text:span text:style-name="T110">earning </text:span><text:span text:style-name="T120">and</text:span><text:span text:style-name="T110"> gaining co</text:span><text:span text:style-name="T112">r</text:span><text:span text:style-name="T110">porate experience.</text:span></text:p>
          </text:list-item>
        </text:list>
        <text:p text:style-name="P10"><text:span text:style-name="T71">E</text:span><text:span text:style-name="T72">DUCATION <text:s text:c="93"/></text:span></text:p>
        <text:p text:style-name="P6">ACHARYA PRAFULLA CHANDRA COLLEGE <text:span text:style-name="T9">(WBSU)</text:span></text:p>
        <text:p text:style-name="P19">BSc. Computer Science (Honors) | <text:span text:style-name="T84">2018 - 2021</text:span></text:p>
        <text:p text:style-name="P48">Graduated – August 2021 | CGPA : <text:span text:style-name="T1">8.83</text:span></text:p>
        <text:p text:style-name="P5"/>
        <text:p text:style-name="P7">KENDRIYA VIDYALAYA <text:span text:style-name="T9">(CBSE)</text:span></text:p>
        <text:p text:style-name="P18">PCM with Computer Science</text:p>
        <text:p text:style-name="P47">Graduated – May 2018 | Percentage : <text:span text:style-name="T1">72.3%</text:span></text:p>
        <text:p text:style-name="P15"/>
        <text:p text:style-name="P16">EXPERIENC<text:span text:style-name="T37">E <text:s text:c="98"/></text:span></text:p>
        <text:p text:style-name="P8"><text:span text:style-name="T21">HackCOVID</text:span> 2.0 <text:span text:style-name="T9">(Hackathon)</text:span><text:span text:style-name="T10"> |</text:span> <text:span text:style-name="T89">May</text:span><text:span text:style-name="T88"> 202</text:span><text:span text:style-name="T89">1</text:span><text:span text:style-name="T88"> – J</text:span><text:span text:style-name="T89">uly</text:span><text:span text:style-name="T88"> 2021</text:span></text:p>
        <text:p text:style-name="P24">Organis<text:span text:style-name="T35">ation</text:span> – <text:span text:style-name="T35">H</text:span>ackerEarth<text:span text:style-name="T35"> </text:span>| Remote</text:p>
        <text:p text:style-name="P29"><text:span text:style-name="T32">Contest:</text:span><text:span text:style-name="T30"> </text:span><text:a xlink:type="simple" xlink:href="https://www.hackerearth.com/challenges/hackathon/hackerearth-hackcovid-2/" text:style-name="Internet_20_link" text:visited-style-name="Visited_20_Internet_20_Link"><text:span text:style-name="T30">hackerearth.com/hackcovid2</text:span></text:a></text:p>
        <text:p text:style-name="P49"><text:span text:style-name="T34">A</text:span>n application that allows <text:span text:style-name="T104">COVID19</text:span> <text:span text:style-name="T104">af</text:span>fected individuals/families and their caregivers to easily avail themselves of multiple services/offerings by volunteers in their vicinity or across the country.</text:p>
        <text:p text:style-name="P54"/>
        <text:p text:style-name="P55"><text:span text:style-name="T6">BACKEND</text:span><text:span text:style-name="T7"> | </text:span><text:span text:style-name="T60">JavaScript – </text:span><text:span text:style-name="T61">Node</text:span><text:span text:style-name="T62">Js</text:span><text:span text:style-name="T61"> – Express </text:span><text:span text:style-name="T60">– Mongo</text:span><text:span text:style-name="T63">DB</text:span><text:span text:style-name="T60"> – </text:span><text:span text:style-name="T61">JWT – RazorPay </text:span></text:p>
        <text:list text:style-name="L2">
          <text:list-item>
            <text:p text:style-name="P72">Designed the entire authentication system using JWT.</text:p>
          </text:list-item>
          <text:list-item>
            <text:p text:style-name="P73">Implemented simple <text:span text:style-name="T109">continuous</text:span> deployment design which <text:span text:style-name="T108">eased</text:span><text:span text:style-name="T107"> the team fr</text:span><text:span text:style-name="T108">om</text:span><text:span text:style-name="T107"> </text:span><text:span text:style-name="T108">deployment complexities,</text:span><text:span text:style-name="T107"> </text:span>using Netlify and Heroku.</text:p>
          </text:list-item>
        </text:list>
        <text:p text:style-name="P50"><text:span text:style-name="T3">FRONT</text:span><text:span text:style-name="T4">END</text:span><text:span text:style-name="T5"> | </text:span><text:span text:style-name="T64">JavaScript – </text:span><text:span text:style-name="T65">React</text:span><text:span text:style-name="T66">Js</text:span><text:span text:style-name="T65"> – S</text:span><text:span text:style-name="T67">ASS</text:span></text:p>
        <text:list text:style-name="L3">
          <text:list-item>
            <text:p text:style-name="P79">Laid out the initial design of page routing and data flow through components making the team prepared for implementation.</text:p>
          </text:list-item>
          <text:list-item>
            <text:p text:style-name="P74"><text:span text:style-name="T23">Designed, fixed </text:span><text:span text:style-name="T24">&amp;</text:span><text:span text:style-name="T23"> ported website styles using </text:span><text:span text:style-name="T25">SASS,</text:span><text:span text:style-name="T23"> providing a structured view helping with better readability.</text:span></text:p>
          </text:list-item>
        </text:list>
        <text:p text:style-name="P3"/>
        <text:p text:style-name="P25"><text:span text:style-name="T22">cppsecrets.com </text:span><text:span text:style-name="T26">(Internship) |</text:span><text:span text:style-name="T22"> </text:span><text:span text:style-name="T90">October 2019 – December 2019</text:span></text:p>
        <text:p text:style-name="P58"><text:span text:style-name="T27">Designation – C++ Developer | Remote<text:line-break/></text:span><text:span text:style-name="T31">Profile:</text:span><text:span text:style-name="T28"> </text:span><text:a xlink:type="simple" xlink:href="https://cppsecrets.com/user/index.php?id=articles&amp;uid=1377" text:style-name="Internet_20_link" text:visited-style-name="Visited_20_Internet_20_Link"><text:span text:style-name="T29">cppsecrets.com/pritamhalder</text:span></text:a></text:p>
        <text:p text:style-name="P59">Internship as a C++ developer, documenting and testing C++ Boost libraries. Organised and priortised work to complete assignments in a timely and efficient manner.</text:p>
        <text:list text:style-name="L4">
          <text:list-item>
            <text:p text:style-name="P80"><text:span text:style-name="T92">Documented </text:span><text:span text:style-name="T93">&amp;</text:span><text:span text:style-name="T92"> implemented C++ Boost libraries, more specifically Core libraries, adding to the largest documentation of C++ libraries.</text:span></text:p>
          </text:list-item>
          <text:list-item>
            <text:p text:style-name="P81">Accumulating over 4000+ views on all the articles present on the site authored by myself.</text:p>
          </text:list-item>
        </text:list>
        <text:p text:style-name="P30"/>
        <text:p text:style-name="P32">PROJECTS <text:s text:c="89"/></text:p>
        <text:p text:style-name="P43"><text:span text:style-name="T73">Portfolio </text:span><text:span text:style-name="T15">| </text:span><text:span text:style-name="T55">Next</text:span><text:span text:style-name="T57">Js</text:span><text:span text:style-name="T55"> – Strapi – GraphQL – MongoDB – Sass</text:span><text:span text:style-name="T36"><text:line-break/></text:span><text:span text:style-name="T38">Website : </text:span><text:a xlink:type="simple" xlink:href="https://pritamh.netlify.app/" text:style-name="Internet_20_link" text:visited-style-name="Visited_20_Internet_20_Link"><text:span text:style-name="T17">pritamh.dev</text:span></text:a></text:p>
        <text:p text:style-name="P51"><text:span text:style-name="T46">P</text:span><text:span text:style-name="T44">ersonal portfolio </text:span><text:span text:style-name="T46">website designed from scratch using Next and Strapi CMS to showcase my skills and projects for potential clients</text:span><text:span text:style-name="T44">.</text:span></text:p>
        <text:list text:style-name="L5">
          <text:list-item>
            <text:p text:style-name="P63">Made using Next<text:span text:style-name="T119">Js</text:span> and the data is served <text:span text:style-name="T105">from</text:span> Strapi CMS using MongoDB as database <text:span text:style-name="T106">&amp;</text:span> GraphQL for data queries.</text:p>
          </text:list-item>
          <text:list-item>
            <text:p text:style-name="P75"><text:span text:style-name="T53">U</text:span><text:span text:style-name="T44">nique </text:span><text:span text:style-name="T53">&amp;</text:span><text:span text:style-name="T44"> simple </text:span><text:span text:style-name="T53">design style</text:span><text:span text:style-name="T44">, </text:span><text:span text:style-name="T45">using </text:span><text:span text:style-name="T44">SASS for convenience of generating multiple classes with random colors programatically.</text:span></text:p>
          </text:list-item>
          <text:list-item>
            <text:p text:style-name="P75"><text:span text:style-name="T44">Complex data structuring and modification for fetched data using basic Java</text:span><text:span text:style-name="T45">S</text:span><text:span text:style-name="T44">cript, </text:span><text:span text:style-name="T45">reducing dependencies on </text:span><text:span text:style-name="T44">3rd-party libraries.</text:span></text:p>
          </text:list-item>
        </text:list>
        <text:p text:style-name="P17"/>
        <text:p text:style-name="P17"/>
        <text:p text:style-name="P66"><text:span text:style-name="T95"/></text:p>
        <text:p text:style-name="P69"><text:soft-page-break/></text:p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26"><text:span text:style-name="T44">I</text:span><text:span text:style-name="T43">denticon </text:span><text:span text:style-name="T42">|</text:span><text:span text:style-name="T43"> </text:span><text:span text:style-name="T59">Go</text:span></text:p>
        <text:p text:style-name="P42"><text:span text:style-name="T39">Github : </text:span><text:a xlink:type="simple" xlink:href="https://github.com/poseidon-code/identicon" text:style-name="Internet_20_link" text:visited-style-name="Visited_20_Internet_20_Link"><text:span text:style-name="T16">poseidon-code/identicon</text:span></text:a></text:p>
        <text:p text:style-name="P44"><text:span text:style-name="T39">P</text:span><text:span text:style-name="T40">ackage : </text:span><text:a xlink:type="simple" xlink:href="https://github.com/poseidon-code/godenticon" text:style-name="Internet_20_link" text:visited-style-name="Visited_20_Internet_20_Link"><text:span text:style-name="T16">poseidon-code/godenticon</text:span></text:a></text:p>
        <text:p text:style-name="P52"><text:span text:style-name="T47">Cross-platform CLI program to generate identicons based on some string passed as argument and save as a PNG image. Basically, a</text:span><text:span text:style-name="T48">n </text:span><text:span text:style-name="T47">unique</text:span><text:span text:style-name="T48"> </text:span><text:span text:style-name="T47">image generator for identicons.</text:span></text:p>
        <text:list text:style-name="L7">
          <text:list-item>
            <text:p text:style-name="P76"><text:span text:style-name="T54">Used</text:span><text:span text:style-name="T47"> Go's </text:span><text:span text:style-name="T54">robust</text:span><text:span text:style-name="T47"> builtin image library, giving literally </text:span><text:span text:style-name="T50">Zero</text:span><text:span text:style-name="T47"> dependency on 3rd-party code, to generate crisp PNG images with low </text:span><text:span text:style-name="T49">file</text:span><text:span text:style-name="T47"> size.</text:span></text:p>
          </text:list-item>
          <text:list-item>
            <text:p text:style-name="P78"><text:span text:style-name="T47">U</text:span><text:span text:style-name="T43">sed Go’s platform independent cross compiling capability to build </text:span><text:span text:style-name="T51">&amp;</text:span><text:span text:style-name="T43"> distribute executable for different operating system architectures.</text:span></text:p>
          </text:list-item>
          <text:list-item>
            <text:p text:style-name="P77"><text:span text:style-name="T47">I</text:span><text:span text:style-name="T48">ntuitive </text:span><text:span text:style-name="T51">&amp; </text:span><text:span text:style-name="T49">document</text:span><text:span text:style-name="T51">ed</text:span><text:span text:style-name="T48"> command line interface </text:span><text:span text:style-name="T49">for ease of use. </text:span><text:span text:style-name="T54">T</text:span><text:span text:style-name="T47">ried </text:span><text:span text:style-name="T52">to</text:span><text:span text:style-name="T47"> </text:span><text:span text:style-name="T51">establish</text:span><text:span text:style-name="T47"> a standard for generating identicons from hashes.</text:span></text:p>
          </text:list-item>
        </text:list>
        <text:p text:style-name="P35"/>
        <text:p text:style-name="P27"><text:span text:style-name="T47">y</text:span><text:span text:style-name="T43">tmp3-dl </text:span><text:span text:style-name="T42">|</text:span><text:span text:style-name="T43"> </text:span><text:span text:style-name="T59">Python – YoutubeDL</text:span></text:p>
        <text:p text:style-name="P45"><text:span text:style-name="T39">G</text:span><text:span text:style-name="T41">ithub : </text:span><text:a xlink:type="simple" xlink:href="https://github.com/poseidon-code/ytmp3-dl" text:style-name="Internet_20_link" text:visited-style-name="Visited_20_Internet_20_Link"><text:span text:style-name="T16">poseidon-code/ytmp3-dl</text:span></text:a></text:p>
        <text:p text:style-name="P40">A python script that uses yt-dlp to download the audio from any YouTube video/audio link <text:span text:style-name="T74">concurrently</text:span> and converts it to .mp3 format of high quality.</text:p>
        <text:list text:style-name="L8">
          <text:list-item>
            <text:p text:style-name="P67">Made using Python and yt-dlp python library for downloading YouTube audio and converting them to .mp3 using <text:span text:style-name="T119">FF</text:span>mpeg.</text:p>
          </text:list-item>
          <text:list-item>
            <text:p text:style-name="P67">Handled a simple terminal printing design. Packaged the complete software as an usable binary for easier usage.</text:p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Cantarell1" svg:font-family="Cantarell" style:font-adornments="Bold" style:font-pitch="variable"/>
    <style:font-face style:name="Cantarell2" svg:font-family="Cantarell" style:font-adornments="Light"/>
    <style:font-face style:name="DejaVu Sans" svg:font-family="'DejaVu Sans'" style:font-family-generic="swiss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ondensed Black" svg:font-family="'Noto Sans Condensed Black'" style:font-family-generic="swiss" style:font-pitch="variable"/>
    <style:font-face style:name="Noto Sans Condensed ExtraBold" svg:font-family="'Noto Sans Condensed ExtraBold'" style:font-family-generic="swiss" style:font-pitch="variable"/>
    <style:font-face style:name="Noto Sans Condensed Light" svg:font-family="'Noto Sans Condensed Light'" style:font-family-generic="swiss" style:font-pitch="variable"/>
    <style:font-face style:name="Noto Sans Condensed Light1" svg:font-family="'Noto Sans Condensed Light'" style:font-adornments="Condensed Light" style:font-family-generic="swiss" style:font-pitch="variable"/>
    <style:font-face style:name="Noto Sans Condensed Medium" svg:font-family="'Noto Sans Condensed Medium'" style:font-family-generic="swiss" style:font-pitch="variable"/>
    <style:font-face style:name="Noto Sans Condensed Medium1" svg:font-family="'Noto Sans Condensed Medium'" style:font-adornments="Condensed Medium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ExtraCondensed ExtraBold" svg:font-family="'Noto Sans ExtraCondensed ExtraBold'" style:font-family-generic="swiss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01cm" style:writing-mode="page"/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7pt" style:font-name-complex="OpenSymbol" style:font-family-complex="OpenSymbol" style:font-charset-complex="x-symbol" style:font-size-complex="8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8T20:48:12.687609328</meta:creation-date>
    <dc:date>2023-08-13T10:34:16.268410305</dc:date>
    <meta:editing-duration>PT12H17M44S</meta:editing-duration>
    <meta:editing-cycles>155</meta:editing-cycles>
    <meta:generator>LibreOffice/7.4.7.2$Linux_X86_64 LibreOffice_project/40$Build-2</meta:generator>
    <meta:document-statistic meta:table-count="0" meta:image-count="0" meta:object-count="0" meta:page-count="2" meta:paragraph-count="69" meta:word-count="707" meta:character-count="5409" meta:non-whitespace-character-count="4084"/>
  </office:meta>
</office:document-meta>
</file>